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7.075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1.263cm"/>
    </style:style>
    <style:style style:name="co8" style:family="table-column">
      <style:table-column-properties fo:break-before="auto" style:column-width="7.461cm"/>
    </style:style>
    <style:style style:name="co9" style:family="table-column">
      <style:table-column-properties fo:break-before="auto" style:column-width="4.099cm"/>
    </style:style>
    <style:style style:name="co10" style:family="table-column">
      <style:table-column-properties fo:break-before="auto" style:column-width="2.127cm"/>
    </style:style>
    <style:style style:name="co11" style:family="table-column">
      <style:table-column-properties fo:break-before="auto" style:column-width="1.725cm"/>
    </style:style>
    <style:style style:name="co12" style:family="table-column">
      <style:table-column-properties fo:break-before="auto" style:column-width="1.027cm"/>
    </style:style>
    <style:style style:name="co13" style:family="table-column">
      <style:table-column-properties fo:break-before="auto" style:column-width="0.72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993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2">
      <style:table-cell-properties fo:background-color="#ffff99" fo:border="0.002cm solid #000000"/>
      <style:text-properties fo:font-size="13pt" style:font-size-asian="13pt" style:font-size-complex="13pt"/>
    </style:style>
    <style:style style:name="ce8" style:family="table-cell" style:parent-style-name="Default" style:data-style-name="N2">
      <style:table-cell-properties fo:background-color="transparent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2">
      <style:table-cell-properties fo:background-color="#ffff99" fo:border="none"/>
      <style:text-properties fo:font-size="13pt" style:font-size-asian="13pt" style:font-size-complex="13pt"/>
    </style:style>
    <style:style style:name="ce10" style:family="table-cell" style:parent-style-name="Default" style:data-style-name="N2">
      <style:table-cell-properties fo:border="none"/>
      <style:text-properties fo:font-size="13pt" style:font-size-asian="13pt" style:font-size-complex="13pt"/>
    </style:style>
    <style:style style:name="ce11" style:family="table-cell" style:parent-style-name="Default" style:data-style-name="N2">
      <style:table-cell-properties fo:background-color="transparent" fo:border="none"/>
      <style:text-properties fo:font-size="13pt" style:font-size-asian="13pt" style:font-size-complex="13pt"/>
    </style:style>
    <style:style style:name="ce12" style:family="table-cell" style:parent-style-name="Default" style:data-style-name="N2">
      <style:table-cell-properties fo:background-color="transparent" fo:border="none"/>
      <style:text-properties style:font-name="Arial" fo:font-size="13pt" style:font-name-asian="ＭＳ Ｐゴシック" style:font-size-asian="13pt" style:font-name-complex="Mangal" style:font-size-complex="13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20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2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2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23" style:family="table-cell" style:parent-style-name="Default" style:data-style-name="N82">
      <style:table-cell-properties fo:border="0.002cm solid #000000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24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25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1'.F26"/>
    </style:style>
    <style:style style:name="ce2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82">
      <style:table-cell-properties fo:background-color="#66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ja" style:country-asian="JP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1" table:number-columns-repeated="1007" table:default-cell-style-name="ce2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3" office:value-type="string">
            <text:p>http://www.actasc.cn/hjkxxb/ch/reader/create_pdf.aspx?file_no=19930308</text:p>
          </table:table-cell>
          <table:table-cell table:style-name="ce3" office:value-type="string">
            <text:p>“催化荆活性和选择性”</text:p>
          </table:table-cell>
          <table:table-cell table:style-name="ce3" table:number-columns-repeated="2"/>
          <table:table-cell table:style-name="ce1"/>
          <table:table-cell table:style-name="ce3" table:number-columns-repeated="2"/>
          <table:table-cell table:style-name="ce1" table:number-columns-repeated="1009"/>
          <table:table-cell table:style-name="ce13" table:number-columns-repeated="7"/>
        </table:table-row>
        <table:table-row table:style-name="ro2">
          <table:table-cell/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S1:MeOH</text:p>
          </table:table-cell>
          <table:table-cell table:style-name="ce4" office:value-type="string">
            <text:p>S2:CO</text:p>
          </table:table-cell>
          <table:table-cell/>
          <table:table-cell table:style-name="ce6" office:value-type="string">
            <text:p>X:base=</text:p>
            <text:p>CuO-ZnO</text:p>
          </table:table-cell>
          <table:table-cell table:style-name="ce3"/>
          <table:table-cell/>
          <table:table-cell office:value-type="string">
            <text:p>Al2O3 addition</text:p>
            <text:p>X val chang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>
            <text:p>CuO</text:p>
          </table:table-cell>
          <table:table-cell table:style-name="ce5" office:value-type="float" office:value="4.24">
            <text:p>4.24</text:p>
          </table:table-cell>
          <table:table-cell table:style-name="ce5" office:value-type="float" office:value="0">
            <text:p>0.00</text:p>
          </table:table-cell>
          <table:table-cell table:style-name="ce5" office:value-type="float" office:value="76.9">
            <text:p>76.90</text:p>
          </table:table-cell>
          <table:table-cell/>
          <table:table-cell table:style-name="ce7" table:formula="of:=[.B3]" office:value-type="string" office:string-value="CuO">
            <text:p>CuO</text:p>
          </table:table-cell>
          <table:table-cell table:style-name="ce11" office:value-type="float" office:value="4.3938679245283">
            <text:p>4.39</text:p>
          </table:table-cell>
          <table:table-cell/>
          <table:table-cell office:value-type="string">
            <text:p>to-CuO</text:p>
          </table:table-cell>
          <table:table-cell table:formula="of:=[.C9]/[.C3]" office:value-type="float" office:value="2.1061320754717">
            <text:p>2.1061320755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ZnO</text:p>
          </table:table-cell>
          <table:table-cell table:style-name="ce5" office:value-type="float" office:value="4.54">
            <text:p>4.54</text:p>
          </table:table-cell>
          <table:table-cell table:style-name="ce5" office:value-type="float" office:value="29.3">
            <text:p>29.30</text:p>
          </table:table-cell>
          <table:table-cell table:style-name="ce5" office:value-type="float" office:value="69.5">
            <text:p>69.50</text:p>
          </table:table-cell>
          <table:table-cell/>
          <table:table-cell table:style-name="ce7" table:formula="of:=[.B4]" office:value-type="string" office:string-value="ZnO">
            <text:p>ZnO</text:p>
          </table:table-cell>
          <table:table-cell table:style-name="ce11" office:value-type="float" office:value="4.10352422907489">
            <text:p>4.10</text:p>
          </table:table-cell>
          <table:table-cell/>
          <table:table-cell office:value-type="string">
            <text:p>to-ZnO</text:p>
          </table:table-cell>
          <table:table-cell table:formula="of:=[.C8]/[.C4]" office:value-type="float" office:value="2.79074889867841">
            <text:p>2.7907488987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Al2O2</text:p>
          </table:table-cell>
          <table:table-cell table:style-name="ce5" office:value-type="float" office:value="2.37">
            <text:p>2.37</text:p>
          </table:table-cell>
          <table:table-cell table:style-name="ce5" office:value-type="float" office:value="0">
            <text:p>0.00</text:p>
          </table:table-cell>
          <table:table-cell table:style-name="ce5" office:value-type="float" office:value="89.47">
            <text:p>89.47</text:p>
          </table:table-cell>
          <table:table-cell/>
          <table:table-cell table:style-name="ce7" table:formula="of:=[.B5]" office:value-type="string" office:string-value="Al2O2">
            <text:p>Al2O2</text:p>
          </table:table-cell>
          <table:table-cell table:style-name="ce11" office:value-type="float" office:value="7.86075949367089">
            <text:p>7.86</text:p>
          </table:table-cell>
          <table:table-cell/>
          <table:table-cell office:value-type="string">
            <text:p>to-ZnO / to-CuO</text:p>
          </table:table-cell>
          <table:table-cell table:formula="of:=[.K4]/[.K3]" office:value-type="float" office:value="1.32505882759199">
            <text:p>1.3250588276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CuO-ZnO</text:p>
          </table:table-cell>
          <table:table-cell table:style-name="ce5" office:value-type="float" office:value="18.63">
            <text:p>18.63</text:p>
          </table:table-cell>
          <table:table-cell table:style-name="ce5" office:value-type="float" office:value="60.98">
            <text:p>60.98</text:p>
          </table:table-cell>
          <table:table-cell table:style-name="ce5" office:value-type="float" office:value="36.94">
            <text:p>36.94</text:p>
          </table:table-cell>
          <table:table-cell/>
          <table:table-cell table:style-name="ce8"/>
          <table:table-cell table:style-name="ce11"/>
          <table:table-cell table:number-columns-repeated="1009"/>
          <table:table-cell/>
          <table:table-cell table:number-columns-repeated="6"/>
        </table:table-row>
        <table:table-row table:style-name="ro2">
          <table:table-cell/>
          <table:table-cell table:style-name="ce4"/>
          <table:table-cell table:style-name="ce5" table:number-columns-repeated="3"/>
          <table:table-cell/>
          <table:table-cell table:style-name="ce7" office:value-type="string">
            <text:p>MeOH : </text:p>
            <text:p>CuO-ZnO / ZnO</text:p>
          </table:table-cell>
          <table:table-cell table:style-name="ce12" table:formula="of:=[.D6]/[.D4]" office:value-type="float" office:value="2.08122866894198">
            <text:p>2.08</text:p>
          </table:table-cell>
          <table:table-cell table:number-columns-repeated="1009"/>
          <table:table-cell/>
          <table:table-cell table:number-columns-repeated="6"/>
        </table:table-row>
        <table:table-row table:style-name="ro1">
          <table:table-cell/>
          <table:table-cell table:style-name="ce4" office:value-type="string">
            <text:p>ZnO-Al2O2</text:p>
          </table:table-cell>
          <table:table-cell table:style-name="ce5" office:value-type="float" office:value="12.67">
            <text:p>12.67</text:p>
          </table:table-cell>
          <table:table-cell table:style-name="ce5" office:value-type="float" office:value="8.66">
            <text:p>8.66</text:p>
          </table:table-cell>
          <table:table-cell table:style-name="ce5" office:value-type="float" office:value="68.45">
            <text:p>68.45</text:p>
          </table:table-cell>
          <table:table-cell/>
          <table:table-cell table:style-name="ce8"/>
          <table:table-cell table:style-name="ce12"/>
          <table:table-cell table:number-columns-repeated="1009"/>
          <table:table-cell/>
          <table:table-cell table:number-columns-repeated="6"/>
        </table:table-row>
        <table:table-row table:style-name="ro1">
          <table:table-cell/>
          <table:table-cell table:style-name="ce4" office:value-type="string">
            <text:p>CuO-Al2O2</text:p>
          </table:table-cell>
          <table:table-cell table:style-name="ce5" office:value-type="float" office:value="8.93">
            <text:p>8.93</text:p>
          </table:table-cell>
          <table:table-cell table:style-name="ce5" office:value-type="float" office:value="5.48">
            <text:p>5.48</text:p>
          </table:table-cell>
          <table:table-cell table:style-name="ce5" office:value-type="float" office:value="57.36">
            <text:p>57.36</text:p>
          </table:table-cell>
          <table:table-cell/>
          <table:table-cell table:style-name="ce8"/>
          <table:table-cell table:style-name="ce12"/>
          <table:table-cell table:number-columns-repeated="1016"/>
        </table:table-row>
        <table:table-row table:style-name="ro1">
          <table:table-cell/>
          <table:table-cell table:style-name="ce4"/>
          <table:table-cell table:style-name="ce5" table:number-columns-repeated="3"/>
          <table:table-cell/>
          <table:table-cell table:style-name="ce8"/>
          <table:table-cell table:style-name="ce12"/>
          <table:table-cell table:number-columns-repeated="1016"/>
        </table:table-row>
        <table:table-row table:style-name="ro1">
          <table:table-cell/>
          <table:table-cell table:style-name="ce4" office:value-type="string">
            <text:p>CuO-ZnO-Al2O2</text:p>
          </table:table-cell>
          <table:table-cell table:style-name="ce5" office:value-type="float" office:value="29.12">
            <text:p>29.12</text:p>
          </table:table-cell>
          <table:table-cell table:style-name="ce5" office:value-type="float" office:value="59.96">
            <text:p>59.96</text:p>
          </table:table-cell>
          <table:table-cell table:style-name="ce5" office:value-type="float" office:value="38.95">
            <text:p>38.95</text:p>
          </table:table-cell>
          <table:table-cell/>
          <table:table-cell table:style-name="ce9" table:formula="of:=CONCATENATE(&quot;X : &quot;;[.B11];&quot; / &quot;;[.B6])" office:value-type="string" office:string-value="X : CuO-ZnO-Al2O2 / CuO-ZnO">
            <text:p>X : CuO-ZnO-Al2O2 / CuO-ZnO</text:p>
          </table:table-cell>
          <table:table-cell table:style-name="ce11" table:formula="of:=[.C11]/[.C6]" office:value-type="float" office:value="1.56307031669351">
            <text:p>1.56</text:p>
          </table:table-cell>
          <table:table-cell table:number-columns-repeated="1009"/>
          <table:table-cell/>
          <table:table-cell table:number-columns-repeated="6"/>
        </table:table-row>
        <table:table-row table:style-name="ro2">
          <table:table-cell/>
          <table:table-cell table:style-name="ce4"/>
          <table:table-cell table:style-name="ce5" table:number-columns-repeated="3"/>
          <table:table-cell/>
          <table:table-cell table:style-name="ce10" office:value-type="string">
            <text:p>MeOH : </text:p>
            <text:p>CuO-ZnO-Al2O2 / CuO-ZnO</text:p>
          </table:table-cell>
          <table:table-cell table:style-name="ce11" table:formula="of:=[.D11]/[.D6]" office:value-type="float" office:value="0.983273204329288">
            <text:p>0.98</text:p>
          </table:table-cell>
          <table:table-cell table:number-columns-repeated="1009"/>
          <table:table-cell/>
          <table:table-cell table:number-columns-repeated="6"/>
        </table:table-row>
        <table:table-row table:style-name="ro2">
          <table:table-cell/>
          <table:table-cell table:style-name="ce4"/>
          <table:table-cell table:style-name="ce5" table:number-columns-repeated="3"/>
          <table:table-cell/>
          <table:table-cell table:style-name="ce10" office:value-type="string">
            <text:p>CO : </text:p>
            <text:p>CuO-ZnO-Al2O2 / CuO-ZnO</text:p>
          </table:table-cell>
          <table:table-cell table:style-name="ce11" table:formula="of:=[.E11]/[.E6]" office:value-type="float" office:value="1.05441256090958">
            <text:p>1.05</text:p>
          </table:table-cell>
          <table:table-cell table:number-columns-repeated="1009"/>
          <table:table-cell/>
          <table:table-cell table:number-columns-repeated="6"/>
        </table:table-row>
        <table:table-row table:style-name="ro1">
          <table:table-cell/>
          <table:table-cell table:style-name="ce4"/>
          <table:table-cell table:style-name="ce5" table:number-columns-repeated="3"/>
          <table:table-cell/>
          <table:table-cell table:style-name="ce10"/>
          <table:table-cell table:style-name="ce11"/>
          <table:table-cell table:number-columns-repeated="1016"/>
        </table:table-row>
        <table:table-row table:style-name="ro1">
          <table:table-cell/>
          <table:table-cell table:style-name="ce4"/>
          <table:table-cell table:style-name="ce5" table:number-columns-repeated="3"/>
          <table:table-cell/>
          <table:table-cell table:style-name="ce9" office:value-type="string">
            <text:p>CuO and CuO-Al2O2 (contra-CuO)</text:p>
          </table:table-cell>
          <table:table-cell table:style-name="ce11"/>
          <table:table-cell table:number-columns-repeated="1016"/>
        </table:table-row>
        <table:table-row table:style-name="ro1">
          <table:table-cell table:number-columns-repeated="6"/>
          <table:table-cell table:style-name="ce10" office:value-type="string">
            <text:p>X</text:p>
          </table:table-cell>
          <table:table-cell table:style-name="ce11" table:formula="of:=[.C9]/[.C3]" office:value-type="float" office:value="2.1061320754717">
            <text:p>2.1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MeOH</text:p>
          </table:table-cell>
          <table:table-cell table:formula="of:=[.D9]/[.D3]" office:value-type="float" office:value="0">
            <text:p>#DIV/0!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CO</text:p>
          </table:table-cell>
          <table:table-cell table:formula="of:=[.E9]/[.E3]" office:value-type="float" office:value="0.745903771131339">
            <text:p>0.7459037711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es" table:style-name="ta1" table:print="false">
        <office:forms form:automatic-focus="false" form:apply-design-mode="false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5" table:default-cell-style-name="ce28"/>
        <table:table-column table:style-name="co12" table:default-cell-style-name="ce28"/>
        <table:table-column table:style-name="co13" table:default-cell-style-name="ce28"/>
        <table:table-column table:style-name="co1" table:number-columns-repeated="1013" table:default-cell-style-name="ce28"/>
        <table:table-row table:style-name="ro3">
          <table:table-cell table:style-name="ce14" table:formula="of:=CONCATENATE(&quot;sn(&quot;;MAX(range_sn);&quot;)&quot;)" office:value-type="string" office:string-value="sn(5)">
            <text:p>sn(5)</text:p>
          </table:table-cell>
          <table:table-cell table:style-name="ce14" office:value-type="string">
            <text:p>session num</text:p>
          </table:table-cell>
          <table:table-cell table:style-name="ce21" office:value-type="string">
            <text:p>content</text:p>
          </table:table-cell>
          <table:table-cell table:style-name="ce14" office:value-type="string">
            <text:p>entry</text:p>
          </table:table-cell>
          <table:table-cell table:style-name="ce27" office:value-type="date" office:date-value="2020-05-22T13:45:14.92">
            <text:p>05.22</text:p>
          </table:table-cell>
          <table:table-cell table:style-name="ce27" table:number-columns-repeated="4"/>
          <table:table-cell/>
          <table:table-cell table:style-name="ce29"/>
          <table:table-cell table:number-columns-repeated="1013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9" table:number-columns-repeated="2"/>
          <table:table-cell table:style-name="ce22"/>
          <table:table-cell table:style-name="ce16" office:value-type="string">
            <text:p>*</text:p>
          </table:table-cell>
          <table:table-cell table:style-name="ce16" table:number-columns-repeated="4"/>
          <table:table-cell/>
          <table:table-cell table:style-name="ce30"/>
          <table:table-cell table:number-columns-repeated="1013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9" table:number-columns-repeated="2"/>
          <table:table-cell table:style-name="ce23"/>
          <table:table-cell table:style-name="ce16" office:value-type="string">
            <text:p>*</text:p>
          </table:table-cell>
          <table:table-cell table:style-name="ce16" table:number-columns-repeated="4"/>
          <table:table-cell/>
          <table:table-cell table:style-name="ce30"/>
          <table:table-cell table:number-columns-repeated="1013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9" table:number-columns-repeated="2"/>
          <table:table-cell table:style-name="ce23"/>
          <table:table-cell table:style-name="ce16" table:number-columns-repeated="5"/>
          <table:table-cell table:style-name="ce29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16" office:value-type="float" office:value="4">
            <text:p>4</text:p>
          </table:table-cell>
          <table:table-cell table:style-name="ce16" table:number-columns-repeated="2"/>
          <table:table-cell table:style-name="ce24"/>
          <table:table-cell table:style-name="ce16" office:value-type="string">
            <text:p>*</text:p>
          </table:table-cell>
          <table:table-cell table:style-name="ce16" table:number-columns-repeated="4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16" office:value-type="float" office:value="5">
            <text:p>5</text:p>
          </table:table-cell>
          <table:table-cell table:style-name="ce20" table:number-columns-repeated="2"/>
          <table:table-cell table:style-name="ce25"/>
          <table:table-cell table:style-name="ce20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16" table:number-columns-repeated="3"/>
          <table:table-cell table:style-name="ce24"/>
          <table:table-cell table:style-name="ce16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16" table:number-columns-repeated="3"/>
          <table:table-cell table:style-name="ce24"/>
          <table:table-cell table:style-name="ce16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16" table:number-columns-repeated="3"/>
          <table:table-cell table:style-name="ce24"/>
          <table:table-cell table:style-name="ce16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16" table:number-columns-repeated="3"/>
          <table:table-cell table:style-name="ce24"/>
          <table:table-cell table:style-name="ce16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16" table:number-columns-repeated="3"/>
          <table:table-cell table:style-name="ce24"/>
          <table:table-cell table:style-name="ce16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16" table:number-columns-repeated="3"/>
          <table:table-cell table:style-name="ce24"/>
          <table:table-cell table:style-name="ce16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4">
          <table:table-cell table:style-name="ce16" table:number-columns-repeated="3"/>
          <table:table-cell table:style-name="ce24"/>
          <table:table-cell table:style-name="ce16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16" table:number-columns-repeated="3"/>
          <table:table-cell table:style-name="ce24"/>
          <table:table-cell table:style-name="ce16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16" table:number-columns-repeated="3"/>
          <table:table-cell table:style-name="ce24"/>
          <table:table-cell table:style-name="ce16" table:number-columns-repeated="5"/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6">
          <table:table-cell table:number-columns-repeated="3" table:style-name="ce17" office:value-type="string">
            <text:p>*</text:p>
          </table:table-cell>
          <table:table-cell table:style-name="ce26" table:formula="of:=NOW()" office:value-type="date" office:date-value="2021-05-08T12:30:49.97">
            <text:p>2021/5/8 12:30</text:p>
          </table:table-cell>
          <table:table-cell table:style-name="ce26" table:formula="of:=NOW()" office:value-type="date" office:date-value="2021-05-08T12:30:49.97">
            <text:p>2021/5/8 12:30</text:p>
          </table:table-cell>
          <table:table-cell table:style-name="ce26" table:formula="of:=NOW()" office:value-type="date" office:date-value="2021-05-08T12:30:49.97">
            <text:p>2021/5/8 12:30</text:p>
          </table:table-cell>
          <table:table-cell table:style-name="ce26" table:formula="of:=NOW()" office:value-type="date" office:date-value="2021-05-08T12:30:49.97">
            <text:p>2021/5/8 12:30</text:p>
          </table:table-cell>
          <table:table-cell table:style-name="ce26" table:formula="of:=NOW()" office:value-type="date" office:date-value="2021-05-08T12:30:49.97">
            <text:p>2021/5/8 12:30</text:p>
          </table:table-cell>
          <table:table-cell table:style-name="ce26" table:formula="of:=NOW()" office:value-type="date" office:date-value="2021-05-08T12:30:49.97">
            <text:p>2021/5/8 12:30</text:p>
          </table:table-cell>
          <table:table-cell table:style-name="ce30" office:value-type="string">
            <text:p>*</text:p>
          </table:table-cell>
          <table:table-cell table:style-name="ce30"/>
          <table:table-cell table:number-columns-repeated="1013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range_all_data" table:target-range-address="menues.A2:menues.E15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genre" table:target-range-address="menues.J2:menues.J15" table:on-update-keep-styles="true" table:on-update-keep-size="false"/>
        <table:database-range table:name="range_sn" table:target-range-address="menues.A2:menues.A1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8">2021/05/08</text:date>, <text:time>12:33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1-05-08T12:33:36.83</dc:date>
    <dc:creator>iwabuchi ken</dc:creator>
    <meta:editing-duration>P4DT8H54M12S</meta:editing-duration>
    <meta:editing-cycles>474</meta:editing-cycles>
    <meta:generator>OpenOffice/4.1.3$Win32 OpenOffice.org_project/413m1$Build-9783</meta:generator>
    <meta:document-statistic meta:table-count="2" meta:cell-count="106" meta:object-count="0"/>
    <meta:user-defined meta:name="sheets-banding"/>
    <meta:user-defined meta:name="sheets-original-selection"/>
  </office:meta>
</office:document-meta>
</file>